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frame-display-scrollbar="false" draw:frame-display-border="false" draw:frame-margin-horizontal="0px" draw:frame-margin-vertical="0px" draw:ole-draw-aspect="1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to1" text:anchor-type="page" text:anchor-page-number="1" svg:x="0cm" svg:y="0cm" svg:width="20.108cm" svg:height="0.041cm" draw:z-index="0">
        <draw:floating-frame xlink:href="https://googleads.g.doubleclick.net/pagead/ads?client=ca-pub-5437868069626884&amp;output=html&amp;h=280&amp;adk=2317936281&amp;adf=2057649631&amp;pi=t.aa~a.3187893275~i.2~rp.4&amp;w=760&amp;fwrn=4&amp;fwrnh=100&amp;lmt=1770645797&amp;rafmt=1&amp;armr=3&amp;sem=mc&amp;pwprc=7118817668&amp;ad_type=text_image&amp;format=760x280&amp;url=https%3A%2F%2Flas5deldia.com%2Feducacion%2Fcursos-gratis-universidad-ean%2F&amp;fwr=0&amp;pra=3&amp;rh=190&amp;rw=760&amp;rpe=1&amp;resp_fmts=3&amp;aieuf=1&amp;aicrs=1&amp;fa=27&amp;abgtt=6&amp;dt=1770644724528&amp;bpp=2&amp;bdt=4079&amp;idt=2&amp;shv=r20260204&amp;mjsv=m202602090101&amp;ptt=9&amp;saldr=aa&amp;abxe=1&amp;cookie=ID%3Dfb5e4b82b8ccf4ad%3AT%3D1769098833%3ART%3D1770645629%3AS%3DALNI_MZfjc9T9nT2_FQ2W7taEpmzx_FxnQ&amp;gpic=UID%3D0000132da54067ab%3AT%3D1769098833%3ART%3D1770645629%3AS%3DALNI_MZUVUJs0CJLK4W29LW1It-59g9XKA&amp;eo_id_str=ID%3D5b10c7d348cdb878%3AT%3D1769098833%3ART%3D1770645629%3AS%3DAA-AfjYD8sJzxjrlb0kT55Yvvj6o&amp;prev_fmts=0x0%2C1200x280&amp;nras=3&amp;correlator=1068959401250&amp;frm=20&amp;pv=1&amp;u_tz=-300&amp;u_his=1&amp;u_h=1080&amp;u_w=1920&amp;u_ah=1048&amp;u_aw=1920&amp;u_cd=24&amp;u_sd=1&amp;adx=329&amp;ady=970&amp;biw=1851&amp;bih=946&amp;scr_x=0&amp;scr_y=0&amp;eid=31096044%2C95378425%2C95381033%2C95381248%2C95382332%2C95382339%2C95382730%2C31096664&amp;oid=2&amp;pvsid=2985872038988136&amp;tmod=1579211273&amp;uas=0&amp;nvt=1&amp;ref=https%3A%2F%2Flas5deldia.com%2F&amp;fc=1408&amp;brdim=938%2C17%2C938%2C17%2C1920%2C32%2C1956%2C1084%2C1851%2C946&amp;vis=1&amp;rsz=%7C%7Cs%7C&amp;abl=NS&amp;fu=128&amp;bc=31&amp;bz=1.06&amp;pgls=CAEaBTYuOS4x~CAEQBRoGMy4zNS4z&amp;num_ads=1&amp;ifi=3&amp;uci=a!3&amp;btvi=1&amp;fsb=1&amp;dtd=M" xlink:type="simple" xlink:show="embed" xlink:actuate="onLoad" draw:frame-name="aswift_2"/>
      </draw:frame>
      <text:h text:style-name="Heading_20_1" text:outline-level="1">Cursos gratuitos en la Universidad EAN en este 2026</text:h>
      <text:p text:style-name="Text_20_body"><text:span text:style-name="Strong_20_Emphasis">Curso microcredenciales en IA gratis en la EAN </text:span></text:p>
      <text:p text:style-name="Text_20_body">La Universidad EAN en su compromiso con la promoción de profesionales íntegros y aptos para los desafíos del mercado laboral acaba de crean sus cursos microcredenciales totalmente gratuitos.</text:p>
      <text:p text:style-name="Text_20_body">Cursos promovidos a partir del hallazgo de<text:span text:style-name="Strong_20_Emphasis"> “Que más de la mitad de las ofertas laborales publicadas exige competencias tecnológicas</text:span>: el 51,25% de las vacantes incluye requisitos asociados a tecnología en sentido amplio (herramientas, datos, software, redes, nube, DevOps, ERP, ciberseguridad o sistemas corporativos), con la IA como elemento cada vez más transversal”.</text:p>
      <text:section text:style-name="Sect1" text:name="aswift_2_host">
        <text:p text:style-name="P1"/>
      </text:section>
      <text:p text:style-name="Text_20_body">Es por eso que por tiempo limitado tendrán acceso a excelentes cursos certificados en áreas del saber como: Data, excel con IA, storytelling y creatividad. mismos cursos que normalmente tienen un costo mensual de 38.900.</text:p>
      <text:p text:style-name="Text_20_body"><text:span text:style-name="Strong_20_Emphasis">Le puede interesar: </text:span><text:a xlink:type="simple" xlink:href="https://las5deldia.com/educacion/startup-premio-hult-prize-1-millon/" text:style-name="Internet_20_link" text:visited-style-name="Visited_20_Internet_20_Link">Gánese hasta 1 millón de dólares con su startup en el Hult Prize</text:a></text:p>
      <text:p text:style-name="Text_20_body">Para aprovechar todas estas micro credenciales certificadas solamente <text:a xlink:type="simple" xlink:href="https://universidadean.edu.co/eanx/microcredenciales-en-ia?utm_campaign=microcredenciales-gratis&amp;fbclid=PAZXh0bgNhZW0CMTEAc3J0YwZhcHBfaWQMMjU2MjgxMDQwNTU4AAGnX8SvY0jnmL41qpGcL_rlPKb1oriXLEr7FthLnlw86qPn6niArPhC4dMu9YM_aem_SDpwqU1FtsWmoVGF8-Ba1g" office:target-frame-name="_blank" xlink:show="new" text:style-name="Internet_20_link" text:visited-style-name="Visited_20_Internet_20_Link">deberán hacer CLIC AQUí.</text:a></text:p>
      <text:p text:style-name="Text_20_body"> Luego para inscribirse sólo deberá ingresar con sus datos personales y no importa la universidad de la que provengan porque todos pueden acceder a este conveni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9:03:11.336670868</meta:creation-date>
    <dc:date>2026-02-09T09:03:42.137397474</dc:date>
    <meta:editing-duration>PT31S</meta:editing-duration>
    <meta:editing-cycles>1</meta:editing-cycles>
    <meta:document-statistic meta:table-count="0" meta:image-count="0" meta:object-count="1" meta:page-count="1" meta:paragraph-count="8" meta:word-count="187" meta:character-count="1216" meta:non-whitespace-character-count="1035"/>
    <meta:generator>LibreOffice/7.3.7.2$Linux_X86_64 LibreOffice_project/30$Build-2</meta:generator>
  </office:meta>
</office:document-meta>
</file>